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a1" style:family="table">
      <style:table-properties style:width="7.999cm" fo:break-before="page" table:align="left" style:may-break-between-rows="true" table:border-model="collapsing"/>
    </style:style>
    <style:style style:name="Tabla1.A" style:family="table-column">
      <style:table-column-properties style:column-width="7.999cm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1.479cm" table:align="left"/>
    </style:style>
    <style:style style:name="Tabla2.A" style:family="table-column">
      <style:table-column-properties style:column-width="11.479cm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8.019cm" table:align="left"/>
    </style:style>
    <style:style style:name="Tabla3.A" style:family="table-column">
      <style:table-column-properties style:column-width="8.019cm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5.184cm" table:align="left"/>
    </style:style>
    <style:style style:name="Tabla4.A" style:family="table-column">
      <style:table-column-properties style:column-width="15.184cm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d9c80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0d9c80" officeooo:paragraph-rsid="000d9c80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" style:family="text">
      <style:text-properties officeooo:rsid="000d9c80"/>
    </style:style>
    <style:style style:name="T2" style:family="text">
      <style:text-properties officeooo:rsid="000e0b15"/>
    </style:style>
    <style:style style:name="T3" style:family="text">
      <style:text-properties officeooo:rsid="00156ad1"/>
    </style:style>
    <style:style style:name="T4" style:family="text">
      <style:text-properties officeooo:rsid="00165e13"/>
    </style:style>
    <style:style style:name="T5" style:family="text">
      <style:text-properties officeooo:rsid="0016ce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4">Tarjeta</text:p>
          </table:table-cell>
        </table:table-row>
        <table:table-row table:style-name="Tabla1.2">
          <table:table-cell table:style-name="Tabla1.A2" office:value-type="string">
            <text:p text:style-name="P2">- <text:span text:style-name="T1">Creditos </text:span><text:span text:style-name="T3">int</text:span></text:p>
            <text:p text:style-name="P2">- <text:span text:style-name="T1">Tickets </text:span><text:span text:style-name="T3">int</text:span></text:p>
            <text:p text:style-name="P2">- <text:span text:style-name="T1">NumTarjeta </text:span><text:span text:style-name="T3">int</text:span></text:p>
          </table:table-cell>
        </table:table-row>
        <table:table-row>
          <table:table-cell table:style-name="Tabla1.A2" office:value-type="string">
            <text:p text:style-name="P4">+ getCreditos() : int</text:p>
            <text:p text:style-name="P4">+ getTickets() : int</text:p>
            <text:p text:style-name="P4">+ getNumTarjeta() : int</text:p>
            <text:p text:style-name="P4">+ setCreditos(int) : void</text:p>
            <text:p text:style-name="P4">+ setTickes(int) : void</text:p>
            <text:p text:style-name="P4">+ setNumTarjeta(int) : void</text:p>
          </table:table-cell>
        </table:table-row>
      </table:table>
      <text:p text:style-name="P1"/>
      <table:table table:name="Tabla2" table:style-name="Tabla2" table:template-name="Default Style">
        <table:table-column table:style-name="Tabla2.A"/>
        <table:table-row>
          <table:table-cell table:style-name="Tabla2.A1" office:value-type="string">
            <text:p text:style-name="P4">Juego</text:p>
          </table:table-cell>
        </table:table-row>
        <table:table-row>
          <table:table-cell table:style-name="Tabla2.A2" office:value-type="string">
            <text:p text:style-name="P3">- <text:span text:style-name="T1">Nombre </text:span><text:span text:style-name="T3">String</text:span></text:p>
            <text:p text:style-name="P3">- <text:span text:style-name="T1">Coste </text:span><text:span text:style-name="T3">int</text:span></text:p>
          </table:table-cell>
        </table:table-row>
        <table:table-row>
          <table:table-cell table:style-name="Tabla2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4">+ setNombre(String) : void</text:p>
            <text:p text:style-name="P4">+ setCoste(int) : void</text:p>
            <text:p text:style-name="P4">+ pagar(<text:span text:style-name="T4">Tarjeta</text:span>) : int</text:p>
            <text:p text:style-name="P4">+ toString<text:span text:style-name="T4">(</text:span>) : Str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3" table:style-name="Tabla3" table:template-name="Default Style">
        <table:table-column table:style-name="Tabla3.A"/>
        <text:soft-page-break/>
        <table:table-row>
          <table:table-cell table:style-name="Tabla3.A1" office:value-type="string">
            <text:p text:style-name="P4">Premio</text:p>
          </table:table-cell>
        </table:table-row>
        <table:table-row>
          <table:table-cell table:style-name="Tabla3.A2" office:value-type="string">
            <text:p text:style-name="P3">- <text:span text:style-name="T1">Nombre </text:span><text:span text:style-name="T2">String</text:span></text:p>
            <text:p text:style-name="P3">- <text:span text:style-name="T1">Coste </text:span><text:span text:style-name="T2">int</text:span></text:p>
            <text:p text:style-name="P3">- <text:span text:style-name="T1">Stock </text:span><text:span text:style-name="T2">int</text:span></text:p>
          </table:table-cell>
        </table:table-row>
        <table:table-row>
          <table:table-cell table:style-name="Tabla3.A2" office:value-type="string">
            <text:p text:style-name="P3"><text:span text:style-name="T1">+</text:span> <text:span text:style-name="T1">getNombre() : String</text:span></text:p>
            <text:p text:style-name="P3"><text:span text:style-name="T1">+</text:span> <text:span text:style-name="T1">getCoste() : int</text:span></text:p>
            <text:p text:style-name="P3"><text:span text:style-name="T1">+</text:span> <text:span text:style-name="T1">getStock() : int</text:span></text:p>
            <text:p text:style-name="P4">+ setNombre(String) : void</text:p>
            <text:p text:style-name="P4">+ setCoste(int) : void</text:p>
            <text:p text:style-name="P4">+ setStock(int) : void</text:p>
          </table:table-cell>
        </table:table-row>
      </table:table>
      <text:p text:style-name="P1"/>
      <table:table table:name="Tabla4" table:style-name="Tabla4" table:template-name="Default Style">
        <table:table-column table:style-name="Tabla4.A"/>
        <table:table-row>
          <table:table-cell table:style-name="Tabla4.A1" office:value-type="string">
            <text:p text:style-name="P4">Terminal</text:p>
          </table:table-cell>
        </table:table-row>
        <table:table-row>
          <table:table-cell table:style-name="Tabla4.A2" office:value-type="string">
            <text:p text:style-name="P3"><text:span text:style-name="T1">-NombrePremios[] </text:span><text:span text:style-name="T2">Premio</text:span></text:p>
          </table:table-cell>
        </table:table-row>
        <table:table-row>
          <table:table-cell table:style-name="Tabla4.A2" office:value-type="string">
            <text:p text:style-name="P3"><text:span text:style-name="T1">+</text:span> <text:span text:style-name="T1">getNombrePremios() : </text:span><text:span text:style-name="T2">Premio</text:span><text:span text:style-name="T1">[] </text:span></text:p>
            <text:p text:style-name="P4">+ setNombrePremios(<text:span text:style-name="T4">int</text:span>, <text:span text:style-name="T2">Premio</text:span>[]) : void</text:p>
            <text:p text:style-name="P4">+ consultar(<text:span text:style-name="T2">Tarjeta</text:span>) : void</text:p>
            <text:p text:style-name="P4">+ convertir(<text:span text:style-name="T2">Tarjeta</text:span>) : int</text:p>
            <text:p text:style-name="P4">+ toString(<text:span text:style-name="T3">)</text:span> : String</text:p>
            <text:p text:style-name="P4">+ transferir(<text:span text:style-name="T2">Tarjeta, Tarjeta</text:span>, int) : void</text:p>
            <text:p text:style-name="P4">+ canjear(<text:span text:style-name="T2">Tarjeta</text:span>, <text:span text:style-name="T5">Premio</text:span>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01:37.352170699</meta:creation-date>
    <dc:date>2023-12-12T09:27:08.011229154</dc:date>
    <meta:editing-duration>PT2H35M11S</meta:editing-duration>
    <meta:editing-cycles>5</meta:editing-cycles>
    <meta:generator>LibreOffice/7.4.2.3$Linux_X86_64 LibreOffice_project/40$Build-3</meta:generator>
    <meta:document-statistic meta:table-count="4" meta:image-count="0" meta:object-count="0" meta:page-count="2" meta:paragraph-count="38" meta:word-count="134" meta:character-count="774" meta:non-whitespace-character-count="677"/>
  </office:meta>
</office:document-meta>
</file>